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AFO" style:family="table" style:master-page-name="">
      <style:table-properties style:width="18.537cm" style:page-number="auto" table:align="center" fo:background-color="transparent">
        <style:background-image/>
      </style:table-properties>
    </style:style>
    <style:style style:name="DAFO.A" style:family="table-column">
      <style:table-column-properties style:column-width="0.847cm"/>
    </style:style>
    <style:style style:name="DAFO.B" style:family="table-column">
      <style:table-column-properties style:column-width="6.297cm"/>
    </style:style>
    <style:style style:name="DAFO.C" style:family="table-column">
      <style:table-column-properties style:column-width="5.9cm"/>
    </style:style>
    <style:style style:name="DAFO.D" style:family="table-column">
      <style:table-column-properties style:column-width="5.493cm"/>
    </style:style>
    <style:style style:name="DAFO.1" style:family="table-row">
      <style:table-row-properties fo:background-color="transparent">
        <style:background-image/>
      </style:table-row-properties>
    </style:style>
    <style:style style:name="DAFO.A1" style:family="table-cell">
      <style:table-cell-properties style:vertical-align="middle" fo:padding="0.097cm" fo:border="none"/>
    </style:style>
    <style:style style:name="DAFO.B1" style:family="table-cell">
      <style:table-cell-properties style:vertical-align="middle" fo:background-color="#1a237e" fo:padding="0.097cm" fo:border-left="none" fo:border-right="4.5pt solid #ffffff" fo:border-top="0.5pt solid #000000" fo:border-bottom="none">
        <style:background-image/>
      </style:table-cell-properties>
    </style:style>
    <style:style style:name="DAFO.B2" style:family="table-cell">
      <style:table-cell-properties style:vertical-align="middle" fo:background-color="#729fcf" fo:padding="0.097cm" fo:border="none">
        <style:background-image/>
      </style:table-cell-properties>
    </style:style>
    <style:style style:name="DAFO.A3" style:family="table-cell">
      <style:table-cell-properties style:vertical-align="middle" fo:background-color="#729fcf" fo:padding="0.097cm" fo:border="none" loext:writing-mode="bt-lr">
        <style:background-image/>
      </style:table-cell-properties>
    </style:style>
    <style:style style:name="DAFO.B3" style:family="table-cell">
      <style:table-cell-properties style:vertical-align="middle" fo:background-color="#ff972f" fo:padding="0.097cm" fo:border="none">
        <style:background-image/>
      </style:table-cell-properties>
    </style:style>
    <style:style style:name="DAFO.C3" style:family="table-cell">
      <style:table-cell-properties style:vertical-align="middle" fo:background-color="#ff972f" fo:padding="0.097cm" fo:border="none">
        <style:background-image/>
      </style:table-cell-properties>
    </style:style>
    <style:style style:name="DAFO.D3" style:family="table-cell">
      <style:table-cell-properties style:vertical-align="middle" fo:background-color="#ff972f" fo:padding="0.097cm" fo:border="none">
        <style:background-image/>
      </style:table-cell-properties>
    </style:style>
    <style:style style:name="DAFO.4" style:family="table-row">
      <style:table-row-properties style:min-row-height="3.773cm" fo:background-color="transparent">
        <style:background-image/>
      </style:table-row-properties>
    </style:style>
    <style:style style:name="DAFO.B4" style:family="table-cell">
      <style:table-cell-properties style:vertical-align="" fo:background-color="#ffdbb6" fo:padding="0.097cm" fo:border="none">
        <style:background-image/>
      </style:table-cell-properties>
    </style:style>
    <style:style style:name="DAFO.C4" style:family="table-cell">
      <style:table-cell-properties style:vertical-align="" fo:background-color="#ffdbb6" fo:padding="0.097cm" fo:border="none">
        <style:background-image/>
      </style:table-cell-properties>
    </style:style>
    <style:style style:name="DAFO.D4" style:family="table-cell">
      <style:table-cell-properties style:vertical-align="" fo:background-color="#ffdbb6" fo:padding="0.097cm" fo:border="none">
        <style:background-image/>
      </style:table-cell-properties>
    </style:style>
    <style:style style:name="DAFO.A5" style:family="table-cell">
      <style:table-cell-properties style:vertical-align="middle" fo:background-color="#729fcf" fo:padding="0.097cm" fo:border-left="none" fo:border-right="none" fo:border-top="none" fo:border-bottom="7pt solid #ffffff" loext:writing-mode="bt-lr">
        <style:background-image/>
      </style:table-cell-properties>
    </style:style>
    <style:style style:name="DAFO.B5" style:family="table-cell">
      <style:table-cell-properties style:vertical-align="middle" fo:background-color="#81d41a" fo:padding="0.097cm" fo:border="none">
        <style:background-image/>
      </style:table-cell-properties>
    </style:style>
    <style:style style:name="DAFO.C5" style:family="table-cell">
      <style:table-cell-properties style:vertical-align="middle" fo:background-color="#81d41a" fo:padding="0.097cm" fo:border="none">
        <style:background-image/>
      </style:table-cell-properties>
    </style:style>
    <style:style style:name="DAFO.D5" style:family="table-cell">
      <style:table-cell-properties style:vertical-align="middle" fo:background-color="#81d41a" fo:padding="0.097cm" fo:border="none">
        <style:background-image/>
      </style:table-cell-properties>
    </style:style>
    <style:style style:name="DAFO.6" style:family="table-row">
      <style:table-row-properties style:min-row-height="4.165cm" fo:background-color="transparent">
        <style:background-image/>
      </style:table-row-properties>
    </style:style>
    <style:style style:name="DAFO.A6" style:family="table-cell">
      <style:table-cell-properties style:vertical-align="middle" fo:padding="0.097cm" fo:border-left="none" fo:border-right="none" fo:border-top="none" fo:border-bottom="7pt solid #ffffff"/>
    </style:style>
    <style:style style:name="DAFO.B6" style:family="table-cell">
      <style:table-cell-properties style:vertical-align="" fo:background-color="#dde8cb" fo:padding="0.097cm" fo:border-left="none" fo:border-right="none" fo:border-top="none" fo:border-bottom="7pt solid #ffffff">
        <style:background-image/>
      </style:table-cell-properties>
    </style:style>
    <style:style style:name="DAFO.C6" style:family="table-cell">
      <style:table-cell-properties style:vertical-align="" fo:background-color="#dde8cb" fo:padding="0.097cm" fo:border-left="none" fo:border-right="none" fo:border-top="none" fo:border-bottom="7pt solid #ffffff">
        <style:background-image/>
      </style:table-cell-properties>
    </style:style>
    <style:style style:name="DAFO.D6" style:family="table-cell">
      <style:table-cell-properties style:vertical-align="" fo:background-color="#dde8cb" fo:padding="0.097cm" fo:border-left="none" fo:border-right="none" fo:border-top="none" fo:border-bottom="7pt solid #ffffff">
        <style:background-image/>
      </style:table-cell-properties>
    </style:style>
    <style:style style:name="Estudios" style:family="table">
      <style:table-properties style:width="17.912cm" table:align="margins" fo:background-color="transparent">
        <style:background-image/>
      </style:table-properties>
    </style:style>
    <style:style style:name="Estudios.A" style:family="table-column">
      <style:table-column-properties style:column-width="13.996cm" style:rel-column-width="51208*"/>
    </style:style>
    <style:style style:name="Estudios.B" style:family="table-column">
      <style:table-column-properties style:column-width="3.916cm" style:rel-column-width="14327*"/>
    </style:style>
    <style:style style:name="Estudios.1" style:family="table-row">
      <style:table-row-properties fo:background-color="transparent">
        <style:background-image/>
      </style:table-row-properties>
    </style:style>
    <style:style style:name="Estudios.A1" style:family="table-cell">
      <style:table-cell-properties fo:background-color="#3465a4" fo:padding="0cm" fo:border="none" style:writing-mode="page">
        <style:background-image/>
      </style:table-cell-properties>
    </style:style>
    <style:style style:name="Estudios.2" style:family="table-row">
      <style:table-row-properties style:min-row-height="0.769cm" fo:background-color="transparent">
        <style:background-image/>
      </style:table-row-properties>
    </style:style>
    <style:style style:name="Estudios.A2" style:family="table-cell">
      <style:table-cell-properties style:vertical-align="middle" fo:background-color="#b4c7dc" style:writing-mode="page">
        <style:background-image/>
      </style:table-cell-properties>
    </style:style>
    <style:style style:name="Estudios.B2" style:family="table-cell">
      <style:table-cell-properties fo:background-color="#b4c7dc" style:writing-mode="page">
        <style:background-image/>
      </style:table-cell-properties>
    </style:style>
    <style:style style:name="Estudios.3" style:family="table-row">
      <style:table-row-properties style:min-row-height="0.688cm"/>
    </style:style>
    <style:style style:name="Estudios.A3" style:family="table-cell">
      <style:table-cell-properties style:vertical-align="middle" style:writing-mode="page"/>
    </style:style>
    <style:style style:name="Estudios.B3" style:family="table-cell">
      <style:table-cell-properties style:vertical-align="middle" style:writing-mode="page"/>
    </style:style>
    <style:style style:name="Estudios.4" style:family="table-row">
      <style:table-row-properties style:min-row-height="0.609cm"/>
    </style:style>
    <style:style style:name="Estudios.A4" style:family="table-cell">
      <style:table-cell-properties style:vertical-align="middle" style:writing-mode="page"/>
    </style:style>
    <style:style style:name="Estudios.B4" style:family="table-cell">
      <style:table-cell-properties style:vertical-align="middle" style:writing-mode="page"/>
    </style:style>
    <style:style style:name="Estudios.5" style:family="table-row">
      <style:table-row-properties style:min-row-height="0.609cm"/>
    </style:style>
    <style:style style:name="Estudios.A5" style:family="table-cell">
      <style:table-cell-properties style:vertical-align="middle" style:writing-mode="page"/>
    </style:style>
    <style:style style:name="Estudios.B5" style:family="table-cell">
      <style:table-cell-properties style:vertical-align="middle" style:writing-mode="page"/>
    </style:style>
    <style:style style:name="Estudios.6" style:family="table-row">
      <style:table-row-properties style:min-row-height="0.582cm"/>
    </style:style>
    <style:style style:name="Estudios.A6" style:family="table-cell">
      <style:table-cell-properties style:vertical-align="middle" style:writing-mode="page"/>
    </style:style>
    <style:style style:name="Estudios.B6" style:family="table-cell">
      <style:table-cell-properties style:vertical-align="middle" style:writing-mode="page"/>
    </style:style>
    <style:style style:name="Estudios.A7" style:family="table-cell">
      <style:table-cell-properties style:vertical-align="middle" style:writing-mode="page"/>
    </style:style>
    <style:style style:name="Estudios.B7" style:family="table-cell">
      <style:table-cell-properties style:vertical-align="middle" style:writing-mode="page"/>
    </style:style>
    <style:style style:name="Estudios.8" style:family="table-row">
      <style:table-row-properties style:min-row-height="0.624cm"/>
    </style:style>
    <style:style style:name="Estudios.A8" style:family="table-cell">
      <style:table-cell-properties style:vertical-align="middle" style:writing-mode="page"/>
    </style:style>
    <style:style style:name="Estudios.B8" style:family="table-cell">
      <style:table-cell-properties style:vertical-align="middle" style:writing-mode="page"/>
    </style:style>
    <style:style style:name="Estudios.9" style:family="table-row">
      <style:table-row-properties style:min-row-height="0.609cm"/>
    </style:style>
    <style:style style:name="Estudios.A9" style:family="table-cell">
      <style:table-cell-properties style:vertical-align="middle" style:writing-mode="page"/>
    </style:style>
    <style:style style:name="Estudios.B9" style:family="table-cell">
      <style:table-cell-properties style:vertical-align="middle" style:writing-mode="page"/>
    </style:style>
    <style:style style:name="Estudios.10" style:family="table-row">
      <style:table-row-properties style:min-row-height="0.582cm"/>
    </style:style>
    <style:style style:name="Estudios.A10" style:family="table-cell">
      <style:table-cell-properties style:vertical-align="middle" style:writing-mode="page"/>
    </style:style>
    <style:style style:name="Estudios.B10" style:family="table-cell">
      <style:table-cell-properties style:vertical-align="middle" style:writing-mode="page"/>
    </style:style>
    <style:style style:name="Estudios.11" style:family="table-row">
      <style:table-row-properties style:min-row-height="0.609cm"/>
    </style:style>
    <style:style style:name="Estudios.A11" style:family="table-cell">
      <style:table-cell-properties style:vertical-align="middle" style:writing-mode="page"/>
    </style:style>
    <style:style style:name="Estudios.B11" style:family="table-cell">
      <style:table-cell-properties style:vertical-align="middle" style:writing-mode="page"/>
    </style:style>
    <style:style style:name="Estudios.12" style:family="table-row">
      <style:table-row-properties style:min-row-height="0.609cm"/>
    </style:style>
    <style:style style:name="Estudios.A12" style:family="table-cell">
      <style:table-cell-properties style:vertical-align="middle" style:writing-mode="page"/>
    </style:style>
    <style:style style:name="Estudios.B12" style:family="table-cell">
      <style:table-cell-properties style:vertical-align="middle" style:writing-mode="page"/>
    </style:style>
    <style:style style:name="Estudios.13" style:family="table-row">
      <style:table-row-properties style:min-row-height="0.582cm"/>
    </style:style>
    <style:style style:name="Estudios.A13" style:family="table-cell">
      <style:table-cell-properties style:vertical-align="middle" style:writing-mode="page"/>
    </style:style>
    <style:style style:name="Estudios.B13" style:family="table-cell">
      <style:table-cell-properties style:vertical-align="middle" style:writing-mode="page"/>
    </style:style>
    <style:style style:name="Estudios.14" style:family="table-row">
      <style:table-row-properties style:min-row-height="0.609cm"/>
    </style:style>
    <style:style style:name="Estudios.A14" style:family="table-cell">
      <style:table-cell-properties style:vertical-align="middle" style:writing-mode="page"/>
    </style:style>
    <style:style style:name="Estudios.B14" style:family="table-cell">
      <style:table-cell-properties style:vertical-align="middle" style:writing-mode="page"/>
    </style:style>
    <style:style style:name="Estudios.15" style:family="table-row">
      <style:table-row-properties style:min-row-height="0.609cm"/>
    </style:style>
    <style:style style:name="Estudios.A15" style:family="table-cell">
      <style:table-cell-properties style:vertical-align="middle" style:writing-mode="page"/>
    </style:style>
    <style:style style:name="Estudios.B15" style:family="table-cell">
      <style:table-cell-properties style:vertical-align="middle" style:writing-mode="page"/>
    </style:style>
    <style:style style:name="Estudios.16" style:family="table-row">
      <style:table-row-properties style:min-row-height="0.582cm"/>
    </style:style>
    <style:style style:name="Estudios.A16" style:family="table-cell">
      <style:table-cell-properties style:vertical-align="middle" style:writing-mode="page"/>
    </style:style>
    <style:style style:name="Estudios.B16" style:family="table-cell">
      <style:table-cell-properties style:vertical-align="middle" style:writing-mode="page"/>
    </style:style>
    <style:style style:name="Estudios.17" style:family="table-row">
      <style:table-row-properties style:min-row-height="0.609cm"/>
    </style:style>
    <style:style style:name="Estudios.A17" style:family="table-cell">
      <style:table-cell-properties style:vertical-align="middle" style:writing-mode="page"/>
    </style:style>
    <style:style style:name="Estudios.B17" style:family="table-cell">
      <style:table-cell-properties style:vertical-align="middle" style:writing-mode="page"/>
    </style:style>
    <style:style style:name="Estudios.18" style:family="table-row">
      <style:table-row-properties style:min-row-height="0.609cm"/>
    </style:style>
    <style:style style:name="Estudios.A18" style:family="table-cell">
      <style:table-cell-properties style:vertical-align="middle" style:writing-mode="page"/>
    </style:style>
    <style:style style:name="Estudios.B18" style:family="table-cell">
      <style:table-cell-properties style:vertical-align="middle" style:writing-mode="page"/>
    </style:style>
    <style:style style:name="Estudios.19" style:family="table-row">
      <style:table-row-properties style:min-row-height="0.582cm"/>
    </style:style>
    <style:style style:name="Estudios.A19" style:family="table-cell">
      <style:table-cell-properties style:vertical-align="middle" style:writing-mode="page"/>
    </style:style>
    <style:style style:name="Estudios.B19" style:family="table-cell">
      <style:table-cell-properties style:vertical-align="middle" style:writing-mode="page"/>
    </style:style>
    <style:style style:name="Estudios.20" style:family="table-row">
      <style:table-row-properties style:min-row-height="0.609cm"/>
    </style:style>
    <style:style style:name="Estudios.A20" style:family="table-cell">
      <style:table-cell-properties style:vertical-align="middle" style:writing-mode="page"/>
    </style:style>
    <style:style style:name="Estudios.B20" style:family="table-cell">
      <style:table-cell-properties style:vertical-align="middle" style:writing-mode="page"/>
    </style:style>
    <style:style style:name="Estudios.21" style:family="table-row">
      <style:table-row-properties style:min-row-height="0.609cm"/>
    </style:style>
    <style:style style:name="Estudios.A21" style:family="table-cell">
      <style:table-cell-properties style:vertical-align="middle" style:writing-mode="page"/>
    </style:style>
    <style:style style:name="Estudios.B21" style:family="table-cell">
      <style:table-cell-properties style:vertical-align="middle" style:writing-mode="page"/>
    </style:style>
    <style:style style:name="Estudios.22" style:family="table-row">
      <style:table-row-properties style:min-row-height="0.582cm"/>
    </style:style>
    <style:style style:name="Estudios.A22" style:family="table-cell">
      <style:table-cell-properties style:vertical-align="middle" style:writing-mode="page"/>
    </style:style>
    <style:style style:name="Estudios.B22" style:family="table-cell">
      <style:table-cell-properties style:vertical-align="middle" style:writing-mode="page"/>
    </style:style>
    <style:style style:name="Estudios.23" style:family="table-row">
      <style:table-row-properties style:min-row-height="0.609cm"/>
    </style:style>
    <style:style style:name="Estudios.A23" style:family="table-cell">
      <style:table-cell-properties style:vertical-align="middle" style:writing-mode="page"/>
    </style:style>
    <style:style style:name="Estudios.B23" style:family="table-cell">
      <style:table-cell-properties style:vertical-align="middle" style:writing-mode="page"/>
    </style:style>
    <style:style style:name="Estudios.24" style:family="table-row">
      <style:table-row-properties style:min-row-height="0.609cm"/>
    </style:style>
    <style:style style:name="Estudios.A24" style:family="table-cell">
      <style:table-cell-properties style:vertical-align="middle" style:writing-mode="page"/>
    </style:style>
    <style:style style:name="Estudios.B24" style:family="table-cell">
      <style:table-cell-properties style:vertical-align="middle" style:writing-mode="page"/>
    </style:style>
    <style:style style:name="Estudios.25" style:family="table-row">
      <style:table-row-properties style:min-row-height="0.582cm"/>
    </style:style>
    <style:style style:name="Estudios.A25" style:family="table-cell">
      <style:table-cell-properties style:vertical-align="middle" style:writing-mode="page"/>
    </style:style>
    <style:style style:name="Estudios.B25" style:family="table-cell">
      <style:table-cell-properties style:vertical-align="middle" style:writing-mode="page"/>
    </style:style>
    <style:style style:name="Estudios.A26" style:family="table-cell">
      <style:table-cell-properties style:vertical-align="middle" style:writing-mode="page"/>
    </style:style>
    <style:style style:name="Estudios.B26" style:family="table-cell">
      <style:table-cell-properties style:vertical-align="middle" style:writing-mode="page"/>
    </style:style>
    <style:style style:name="P1" style:family="paragraph" style:parent-style-name="Standard">
      <style:paragraph-properties fo:text-align="justify" style:justify-single-word="false"/>
      <style:text-properties style:font-name="Arial"/>
    </style:style>
    <style:style style:name="P2" style:family="paragraph" style:parent-style-name="Table_20_Contents">
      <style:paragraph-properties fo:text-align="justify" style:justify-single-word="false"/>
      <style:text-properties style:font-name="Arial"/>
    </style:style>
    <style:style style:name="P3" style:family="paragraph" style:parent-style-name="Table_20_Contents">
      <loext:graphic-properties draw:fill="none"/>
      <style:paragraph-properties fo:margin-left="0.199cm" fo:margin-right="0cm" fo:text-align="justify" style:justify-single-word="false" fo:orphans="0" fo:widows="0" fo:text-indent="0cm" style:auto-text-indent="false" fo:background-color="transparent" text:number-lines="false" text:line-number="0"/>
      <style:text-properties style:font-name="Arial"/>
    </style:style>
    <style:style style:name="P4" style:family="paragraph" style:parent-style-name="Table_20_Contents">
      <loext:graphic-properties draw:fill="none"/>
      <style:paragraph-properties fo:margin-left="0.199cm" fo:margin-right="0cm" fo:text-align="justify" style:justify-single-word="false" fo:orphans="0" fo:widows="0" fo:text-indent="0cm" style:auto-text-indent="false" fo:background-color="transparent" text:number-lines="false" text:line-number="0"/>
      <style:text-properties style:font-name="Arial" fo:font-weight="bold" officeooo:rsid="0032487d" officeooo:paragraph-rsid="0032487d" style:font-weight-asian="bold" style:font-weight-complex="bold"/>
    </style:style>
    <style:style style:name="P5" style:family="paragraph" style:parent-style-name="Table_20_Contents">
      <loext:graphic-properties draw:fill="none"/>
      <style:paragraph-properties fo:margin-left="0.199cm" fo:margin-right="0cm" fo:text-align="justify" style:justify-single-word="false" fo:orphans="0" fo:widows="0" fo:text-indent="0cm" style:auto-text-indent="false" fo:background-color="transparent" text:number-lines="false" text:line-number="0"/>
      <style:text-properties style:font-name="Arial" fo:font-weight="bold" officeooo:rsid="00318a00" officeooo:paragraph-rsid="00318a00" style:font-weight-asian="bold" style:font-weight-complex="bold"/>
    </style:style>
    <style:style style:name="P6" style:family="paragraph" style:parent-style-name="Table_20_Contents">
      <loext:graphic-properties draw:fill="none"/>
      <style:paragraph-properties fo:margin-left="0.199cm" fo:margin-right="0cm" fo:text-align="justify" style:justify-single-word="false" fo:orphans="0" fo:widows="0" fo:text-indent="0cm" style:auto-text-indent="false" fo:background-color="transparent" text:number-lines="false" text:line-number="0"/>
      <style:text-properties style:font-name="Arial" fo:font-weight="bold" officeooo:rsid="00354982" officeooo:paragraph-rsid="00354982" style:font-weight-asian="bold" style:font-weight-complex="bold"/>
    </style:style>
    <style:style style:name="P7" style:family="paragraph" style:parent-style-name="Table_20_Contents">
      <loext:graphic-properties draw:fill="none"/>
      <style:paragraph-properties fo:margin-left="0.199cm" fo:margin-right="0cm" fo:text-align="justify" style:justify-single-word="false" fo:orphans="0" fo:widows="0" fo:text-indent="0cm" style:auto-text-indent="false" fo:background-color="transparent" text:number-lines="false" text:line-number="0"/>
      <style:text-properties style:font-name="Arial" officeooo:rsid="0032487d" officeooo:paragraph-rsid="0032487d"/>
    </style:style>
    <style:style style:name="P8" style:family="paragraph" style:parent-style-name="Table_20_Contents">
      <loext:graphic-properties draw:fill="none"/>
      <style:paragraph-properties fo:margin-left="0.199cm" fo:margin-right="0cm" fo:text-align="justify" style:justify-single-word="false" fo:orphans="0" fo:widows="0" fo:text-indent="0cm" style:auto-text-indent="false" fo:background-color="transparent" text:number-lines="false" text:line-number="0"/>
      <style:text-properties style:font-name="Arial" officeooo:rsid="0032f6cd" officeooo:paragraph-rsid="0032f6cd"/>
    </style:style>
    <style:style style:name="P9" style:family="paragraph" style:parent-style-name="Table_20_Contents">
      <loext:graphic-properties draw:fill="none"/>
      <style:paragraph-properties fo:margin-left="0.199cm" fo:margin-right="0cm" fo:text-align="justify" style:justify-single-word="false" fo:orphans="0" fo:widows="0" fo:text-indent="0cm" style:auto-text-indent="false" fo:background-color="transparent" text:number-lines="false" text:line-number="0"/>
      <style:text-properties style:font-name="Arial" officeooo:rsid="0036925e" officeooo:paragraph-rsid="0036925e"/>
    </style:style>
    <style:style style:name="P10" style:family="paragraph" style:parent-style-name="Table_20_Contents">
      <loext:graphic-properties draw:fill="none"/>
      <style:paragraph-properties fo:margin-left="0.199cm" fo:margin-right="0cm" fo:text-align="justify" style:justify-single-word="false" fo:orphans="0" fo:widows="0" fo:text-indent="0cm" style:auto-text-indent="false" fo:background-color="transparent" text:number-lines="false" text:line-number="0"/>
      <style:text-properties style:font-name="Arial" officeooo:rsid="0036b119" officeooo:paragraph-rsid="0036b119"/>
    </style:style>
    <style:style style:name="P11" style:family="paragraph" style:parent-style-name="Table_20_Contents">
      <loext:graphic-properties draw:fill="none"/>
      <style:paragraph-properties fo:margin-left="0.199cm" fo:margin-right="0cm" fo:text-align="justify" style:justify-single-word="false" fo:orphans="0" fo:widows="0" fo:text-indent="0cm" style:auto-text-indent="false" fo:background-color="transparent" text:number-lines="false" text:line-number="0"/>
      <style:text-properties style:font-name="Arial" officeooo:rsid="0037686a" officeooo:paragraph-rsid="0037686a"/>
    </style:style>
    <style:style style:name="P12" style:family="paragraph" style:parent-style-name="Table_20_Contents">
      <loext:graphic-properties draw:fill="none"/>
      <style:paragraph-properties fo:margin-left="0.199cm" fo:margin-right="0cm" fo:text-align="justify" style:justify-single-word="false" fo:orphans="0" fo:widows="0" fo:text-indent="0cm" style:auto-text-indent="false" fo:background-color="transparent" text:number-lines="false" text:line-number="0"/>
      <style:text-properties style:font-name="Arial" officeooo:rsid="00384337" officeooo:paragraph-rsid="00384337"/>
    </style:style>
    <style:style style:name="P13" style:family="paragraph" style:parent-style-name="Table_20_Contents">
      <style:paragraph-properties fo:text-align="justify" style:justify-single-word="false"/>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style:font-name="Arial" officeooo:rsid="003ae111" officeooo:paragraph-rsid="003ae111"/>
    </style:style>
    <style:style style:name="P15" style:family="paragraph" style:parent-style-name="Table_20_Contents">
      <style:paragraph-properties fo:text-align="center" style:justify-single-word="false"/>
      <style:text-properties style:font-name="Arial"/>
    </style:style>
    <style:style style:name="P16" style:family="paragraph" style:parent-style-name="Table_20_Contents">
      <style:paragraph-properties fo:text-align="center" style:justify-single-word="false"/>
      <style:text-properties fo:color="#ffffff" loext:opacity="100%" style:font-name="Arial" fo:font-size="24pt" fo:font-weight="bold" officeooo:rsid="002fda65" officeooo:paragraph-rsid="002fda65" style:font-size-asian="24pt" style:font-weight-asian="bold" style:font-size-complex="24pt" style:font-weight-complex="bold"/>
    </style:style>
    <style:style style:name="P17" style:family="paragraph" style:parent-style-name="Table_20_Contents">
      <style:paragraph-properties fo:text-align="center" style:justify-single-word="false"/>
      <style:text-properties fo:color="#ffffff" loext:opacity="100%" style:font-name="Arial" fo:font-size="14pt" fo:font-weight="bold" officeooo:rsid="002fda65" officeooo:paragraph-rsid="002fda65"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color="#ffffff" loext:opacity="100%" style:font-name="Arial" fo:font-weight="bold" officeooo:rsid="00168763" officeooo:paragraph-rsid="00168763"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justify" style:justify-single-word="false"/>
      <style:text-properties fo:color="#ffffff" loext:opacity="100%" style:font-name="Arial" fo:font-size="9pt" fo:font-weight="bold" officeooo:rsid="0017f187" officeooo:paragraph-rsid="0017f187" style:font-size-asian="9pt" style:font-style-asian="normal" style:font-weight-asian="bold" style:font-size-complex="9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ffffff" loext:opacity="100%" style:font-name="Arial Black" fo:font-weight="bold" officeooo:rsid="00153e3c" officeooo:paragraph-rsid="00153e3c"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ffffff" loext:opacity="100%" style:font-name="Arial Black" fo:font-weight="bold" officeooo:rsid="00201fb0" officeooo:paragraph-rsid="00201fb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list-style-name="L1" style:master-page-name="">
      <loext:graphic-properties draw:fill="none" draw:fill-color="#729fcf"/>
      <style:paragraph-properties fo:margin-left="1.3cm" fo:margin-right="0cm" fo:margin-top="0cm" fo:margin-bottom="0.199cm" style:contextual-spacing="false" fo:text-align="justify" style:justify-single-word="false" fo:text-indent="-0.499cm" style:auto-text-indent="false" style:page-number="auto" fo:background-color="transparent"/>
      <style:text-properties style:font-name="Arial"/>
    </style:style>
    <style:style style:name="P23" style:family="paragraph" style:parent-style-name="Standard" style:list-style-name="L1">
      <loext:graphic-properties draw:fill="none" draw:fill-color="#729fcf"/>
      <style:paragraph-properties fo:margin-left="1.3cm" fo:margin-right="0cm" fo:margin-top="0cm" fo:margin-bottom="0.199cm" style:contextual-spacing="false" fo:text-align="justify" style:justify-single-word="false" fo:text-indent="-0.499cm" style:auto-text-indent="false" fo:background-color="transparent"/>
      <style:text-properties style:font-name="Arial"/>
    </style:style>
    <style:style style:name="P24" style:family="paragraph" style:parent-style-name="Standard" style:list-style-name="L2">
      <style:paragraph-properties fo:margin-top="0cm" fo:margin-bottom="0.199cm" style:contextual-spacing="false" fo:text-align="justify" style:justify-single-word="false"/>
      <style:text-properties style:font-name="Arial"/>
    </style:style>
    <style:style style:name="P25" style:family="paragraph" style:parent-style-name="Standard">
      <style:paragraph-properties fo:margin-left="0cm" fo:margin-right="0cm" fo:text-align="justify" style:justify-single-word="false" fo:text-indent="0cm" style:auto-text-indent="false"/>
      <style:text-properties style:font-name="Arial"/>
    </style:style>
    <style:style style:name="P26" style:family="paragraph" style:parent-style-name="Standard">
      <style:paragraph-properties fo:text-align="justify" style:justify-single-word="false"/>
      <style:text-properties style:font-name="Arial"/>
    </style:style>
    <style:style style:name="P27" style:family="paragraph" style:parent-style-name="Standard" style:master-page-name="">
      <loext:graphic-properties draw:fill="none" draw:fill-color="#729fcf"/>
      <style:paragraph-properties fo:margin-left="0cm" fo:margin-right="0cm" fo:text-align="justify" style:justify-single-word="false" fo:text-indent="0cm" style:auto-text-indent="false" style:page-number="auto" fo:background-color="transparent"/>
      <style:text-properties style:font-name="Arial"/>
    </style:style>
    <style:style style:name="P28" style:family="paragraph" style:parent-style-name="Standard" style:master-page-name="">
      <loext:graphic-properties draw:fill="none" draw:fill-color="#729fcf"/>
      <style:paragraph-properties fo:margin-left="0.499cm" fo:margin-right="0cm" fo:text-align="justify" style:justify-single-word="false" fo:text-indent="0cm" style:auto-text-indent="false" style:page-number="auto" fo:background-color="transparent"/>
      <style:text-properties style:font-name="Arial"/>
    </style:style>
    <style:style style:name="P29" style:family="paragraph" style:parent-style-name="Standard">
      <loext:graphic-properties draw:fill="none" draw:fill-color="#729fcf"/>
      <style:paragraph-properties fo:margin-left="0.499cm" fo:margin-right="0cm" fo:text-align="justify" style:justify-single-word="false" fo:text-indent="0cm" style:auto-text-indent="false" fo:background-color="transparent"/>
      <style:text-properties style:font-name="Arial"/>
    </style:style>
    <style:style style:name="P30" style:family="paragraph" style:parent-style-name="Standard">
      <loext:graphic-properties draw:fill="none"/>
      <style:paragraph-properties fo:margin-left="1.3cm" fo:margin-right="0cm" fo:margin-top="0cm" fo:margin-bottom="0.199cm" style:contextual-spacing="false" fo:text-align="justify" style:justify-single-word="false" fo:text-indent="0cm" style:auto-text-indent="false" fo:background-color="transparent"/>
      <style:text-properties style:font-name="Arial" officeooo:paragraph-rsid="003e08f2"/>
    </style:style>
    <style:style style:name="P31" style:family="paragraph" style:parent-style-name="Standard" style:master-page-name="">
      <loext:graphic-properties draw:fill="none"/>
      <style:paragraph-properties fo:margin-left="1.3cm" fo:margin-right="0cm" fo:margin-top="0cm" fo:margin-bottom="0.199cm" style:contextual-spacing="false" fo:text-align="justify" style:justify-single-word="false" fo:text-indent="0cm" style:auto-text-indent="false" style:page-number="auto" fo:background-color="transparent"/>
      <style:text-properties style:font-name="Arial" officeooo:paragraph-rsid="003dcaf9"/>
    </style:style>
    <style:style style:name="P32" style:family="paragraph" style:parent-style-name="Standard">
      <style:paragraph-properties fo:margin-top="0cm" fo:margin-bottom="0.199cm" style:contextual-spacing="false" fo:text-align="justify" style:justify-single-word="false"/>
      <style:text-properties style:font-name="Arial" officeooo:paragraph-rsid="004163ea"/>
    </style:style>
    <style:style style:name="P33" style:family="paragraph" style:parent-style-name="Standard">
      <loext:graphic-properties draw:fill="none" draw:fill-color="#729fcf"/>
      <style:paragraph-properties fo:margin-left="0.7cm" fo:margin-right="0cm" fo:text-align="justify" style:justify-single-word="false" fo:text-indent="0cm" style:auto-text-indent="false" fo:background-color="transparent"/>
      <style:text-properties style:font-name="Arial"/>
    </style:style>
    <style:style style:name="P34" style:family="paragraph" style:parent-style-name="Standard">
      <style:paragraph-properties fo:text-align="justify" style:justify-single-word="false"/>
      <style:text-properties style:font-name="Arial" officeooo:paragraph-rsid="0057b551"/>
    </style:style>
    <style:style style:name="P35" style:family="paragraph" style:parent-style-name="Standard" style:master-page-name="">
      <loext:graphic-properties draw:fill="none" draw:fill-color="#729fcf"/>
      <style:paragraph-properties fo:margin-left="0.499cm" fo:margin-right="0cm" fo:text-align="justify" style:justify-single-word="false" fo:text-indent="0cm" style:auto-text-indent="false" style:page-number="auto" fo:background-color="transparent"/>
      <style:text-properties style:font-name="Arial" fo:font-size="11pt" fo:font-weight="bold" style:font-size-asian="11pt" style:font-weight-asian="bold" style:font-size-complex="11pt" style:font-weight-complex="bold"/>
    </style:style>
    <style:style style:name="P36" style:family="paragraph" style:parent-style-name="Standard">
      <style:paragraph-properties fo:text-align="justify" style:justify-single-word="false"/>
      <style:text-properties style:font-name="Arial" fo:font-size="11pt" style:font-size-asian="11pt" style:font-size-complex="11pt"/>
    </style:style>
    <style:style style:name="P37" style:family="paragraph" style:parent-style-name="Standard" style:list-style-name="L1">
      <loext:graphic-properties draw:fill="none" draw:fill-color="#729fcf"/>
      <style:paragraph-properties fo:margin-left="1.3cm" fo:margin-right="0cm" fo:margin-top="0cm" fo:margin-bottom="0.199cm" style:contextual-spacing="false" fo:text-align="justify" style:justify-single-word="false" fo:text-indent="-0.499cm" style:auto-text-indent="false" fo:background-color="transparent"/>
      <style:text-properties style:font-name="Arial" fo:font-size="11pt" style:font-size-asian="11pt" style:font-size-complex="11pt"/>
    </style:style>
    <style:style style:name="P38" style:family="paragraph" style:parent-style-name="Standard" style:master-page-name="">
      <loext:graphic-properties draw:fill="none" draw:fill-color="#729fcf"/>
      <style:paragraph-properties fo:margin-left="0.499cm" fo:margin-right="0cm" fo:margin-top="0cm" fo:margin-bottom="0.199cm" style:contextual-spacing="false" fo:text-align="justify" style:justify-single-word="false" fo:text-indent="0cm" style:auto-text-indent="false" style:page-number="auto" fo:background-color="transparent"/>
      <style:text-properties style:font-name="Arial" fo:font-size="11pt" style:font-size-asian="11pt" style:font-size-complex="11pt"/>
    </style:style>
    <style:style style:name="P39" style:family="paragraph" style:parent-style-name="Standard" style:master-page-name="">
      <loext:graphic-properties draw:fill="none" draw:fill-color="#729fcf"/>
      <style:paragraph-properties fo:margin-left="0.499cm" fo:margin-right="0cm" fo:margin-top="0cm" fo:margin-bottom="0.199cm" style:contextual-spacing="false" fo:text-align="justify" style:justify-single-word="false" fo:text-indent="0cm" style:auto-text-indent="false" style:page-number="auto" fo:background-color="transparent"/>
      <style:text-properties style:font-name="Arial" fo:font-size="11pt" style:font-size-asian="11pt" style:font-size-complex="11pt"/>
    </style:style>
    <style:style style:name="P40" style:family="paragraph" style:parent-style-name="Standard">
      <loext:graphic-properties draw:fill="none" draw:fill-color="#729fcf"/>
      <style:paragraph-properties fo:margin-left="0.499cm" fo:margin-right="0cm" fo:text-align="justify" style:justify-single-word="false" fo:text-indent="0cm" style:auto-text-indent="false" fo:background-color="transparent"/>
      <style:text-properties style:font-name="Arial" officeooo:rsid="003eb516" officeooo:paragraph-rsid="003eb516"/>
    </style:style>
    <style:style style:name="P41" style:family="paragraph" style:parent-style-name="Standard">
      <style:paragraph-properties fo:margin-top="0cm" fo:margin-bottom="0.199cm" style:contextual-spacing="false"/>
    </style:style>
    <style:style style:name="P42" style:family="paragraph" style:parent-style-name="Table_20_Contents">
      <loext:graphic-properties draw:fill="none" draw:fill-color="#729fcf"/>
      <style:paragraph-properties fo:margin-left="0.3cm" fo:margin-right="0.199cm" fo:text-align="center" style:justify-single-word="false" fo:orphans="0" fo:widows="0" fo:text-indent="0cm" style:auto-text-indent="false" fo:background-color="transparent" text:number-lines="false" text:line-number="0"/>
      <style:text-properties style:font-name="Arial" officeooo:rsid="0021ca20" officeooo:paragraph-rsid="0021ca20"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loext:graphic-properties draw:fill="none" draw:fill-color="#729fcf"/>
      <style:paragraph-properties fo:margin-left="0.3cm" fo:margin-right="0.199cm" fo:text-align="justify" style:justify-single-word="false" fo:orphans="0" fo:widows="0" fo:text-indent="0cm" style:auto-text-indent="false" fo:background-color="transparent" text:number-lines="false" text:line-number="0"/>
      <style:text-properties style:font-name="Arial"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loext:graphic-properties draw:fill="none" draw:fill-color="#729fcf"/>
      <style:paragraph-properties fo:margin-left="0.3cm" fo:margin-right="0.199cm" fo:text-align="justify" style:justify-single-word="false" fo:orphans="0" fo:widows="0" fo:text-indent="0cm" style:auto-text-indent="false" fo:background-color="transparent" text:number-lines="false" text:line-number="0"/>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loext:graphic-properties draw:fill="none" draw:fill-color="#729fcf"/>
      <style:paragraph-properties fo:margin-left="0.3cm" fo:margin-right="0.199cm" fo:text-align="center" style:justify-single-word="false" fo:orphans="0" fo:widows="0" fo:text-indent="0cm" style:auto-text-indent="false" fo:background-color="transparent" text:number-lines="false" text:line-number="0"/>
      <style:text-properties fo:color="#ffffff" loext:opacity="100%" style:font-name="Arial" fo:font-weight="bold" officeooo:rsid="00168763" officeooo:paragraph-rsid="00168763"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loext:graphic-properties draw:fill="none" draw:fill-color="#729fcf"/>
      <style:paragraph-properties fo:margin-left="0.3cm" fo:margin-right="0.199cm" fo:text-align="justify" style:justify-single-word="false" fo:orphans="0" fo:widows="0" fo:text-indent="0cm" style:auto-text-indent="false" fo:background-color="transparent" text:number-lines="false" text:line-number="0"/>
      <style:text-properties fo:color="#ffffff" loext:opacity="100%" style:font-name="Arial" fo:font-size="9pt" fo:font-weight="bold" officeooo:rsid="001a3fd9" officeooo:paragraph-rsid="001a3fd9" style:font-size-asian="9pt" style:font-style-asian="normal" style:font-weight-asian="bold" style:font-size-complex="9pt" style:font-style-complex="normal" style:font-weight-complex="bold" style:text-overline-style="none" style:text-overline-color="font-color"/>
    </style:style>
    <style:style style:name="P47" style:family="paragraph" style:parent-style-name="Table_20_Contents">
      <loext:graphic-properties draw:fill="none" draw:fill-color="#729fcf"/>
      <style:paragraph-properties fo:margin-left="0.199cm" fo:margin-right="0cm" fo:text-align="justify" style:justify-single-word="false" fo:orphans="0" fo:widows="0" fo:text-indent="0cm" style:auto-text-indent="false" fo:background-color="transparent" text:number-lines="false" text:line-number="0"/>
      <style:text-properties officeooo:rsid="005a835c" officeooo:paragraph-rsid="005a835c"/>
    </style:style>
    <style:style style:name="T1" style:family="text">
      <style:text-properties fo:font-weight="bold" style:font-weight-asian="bold" style:font-weight-complex="bold"/>
    </style:style>
    <style:style style:name="T2" style:family="text">
      <style:text-properties officeooo:rsid="0021ca20"/>
    </style:style>
    <style:style style:name="T3" style:family="text">
      <style:text-properties officeooo:rsid="002392a6"/>
    </style:style>
    <style:style style:name="T4" style:family="text">
      <style:text-properties officeooo:rsid="002552dd"/>
    </style:style>
    <style:style style:name="T5" style:family="text">
      <style:text-properties officeooo:rsid="00288bb7"/>
    </style:style>
    <style:style style:name="T6" style:family="text">
      <style:text-properties officeooo:rsid="0036b119"/>
    </style:style>
    <style:style style:name="T7" style:family="text">
      <style:text-properties officeooo:rsid="003ae111"/>
    </style:style>
    <style:style style:name="T8" style:family="text">
      <style:text-properties officeooo:rsid="003eb516"/>
    </style:style>
    <style:style style:name="T9" style:family="text">
      <style:text-properties officeooo:rsid="003ff4ce"/>
    </style:style>
    <style:style style:name="T10" style:family="text">
      <style:text-properties fo:font-size="11pt" style:font-size-asian="11pt" style:font-size-complex="11pt"/>
    </style:style>
    <style:style style:name="T11" style:family="text">
      <style:text-properties officeooo:rsid="003e08f2"/>
    </style:style>
    <style:style style:name="T12" style:family="text">
      <style:text-properties officeooo:rsid="003dcaf9"/>
    </style:style>
    <style:style style:name="T13" style:family="text">
      <style:text-properties officeooo:rsid="004163e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area para FOL01.</text:p>
      <text:p text:style-name="P36"/>
      <text:p text:style-name="P38"><text:span text:style-name="T1">Actividad 1</text:span>. (4 puntos) Vamos a realiza un autoanálisis personal y profesional: un <text:span text:style-name="T1">DAFO personal</text:span>. El análisis DAFO intenta reflejar cuáles son nuestras <text:span text:style-name="T1">D</text:span>ebilidades, identificar las <text:span text:style-name="T1">A</text:span>menazas del entorno, cuáles son nuestras <text:span text:style-name="T1">F</text:span>ortalezas y qué <text:span text:style-name="T1">O</text:span>portunidades tenemos ante nosotros.</text:p>
      <text:p text:style-name="P38">Ésto nos va a servir para varias cosas en un futuro no muy lejano: saber hacia dónde queremos ir, elaborar nuestro currículum vitae y/o carta de presentación, completar nuestro perfil profesional en la red (por ejemplo, en LinkedIn), para contestar a ciertas preguntas en entrevistas de selección de personal, etc. Para ello, seguiremos los siguientes pasos:</text:p>
      <text:list text:style-name="L1">
        <text:list-item>
          <text:p text:style-name="P22"><text:span text:style-name="T10">Debes realizar una autoevaluación personal evidenciando cuáles son nuestros puntos fuertes y nuestros puntos débiles. Para comenzar, pueden serte de utilidad alguna de las guías que hay en internet, como pueden ser la elaborada por </text:span><text:a xlink:type="simple" xlink:href="http://formacion.confebask.es/emprendizaje/orientacion/emp/index.asp" text:style-name="Internet_20_link" text:visited-style-name="Visited_20_Internet_20_Link"><text:span text:style-name="T10">ConfeBask</text:span></text:a><text:span text:style-name="T10"> (pensada para evaluar el espíritu emprendedor) o los test de </text:span><text:a xlink:type="simple" xlink:href="https://www.psicoactiva.com/test/diagnosticos/" text:style-name="Internet_20_link" text:visited-style-name="Visited_20_Internet_20_Link"><text:span text:style-name="T10">Psicoactiva</text:span></text:a><text:span text:style-name="T10"> (te recomendamos el de "Inteligencias Múltiples" y el de "Personalidad). Los resultados obtenidos pueden servirte para comenzar tu autoanálisis.</text:span></text:p>
        </text:list-item>
        <text:list-item>
          <text:p text:style-name="P37">Una vez obtenidos los resultados, párate a pensar si realmente te definen o no. Si no es así, piensa en aquellos atributos de personalidad que crees que tienes y/o que los demás ven en tí (¿Cómo me veo yo y cómo me ven los demás?). Escríbelos, pues verbalizarlo es importante. Piensa que es una de las preguntas que casi seguro te vas a encontrar en una entrevista de trabajo.</text:p>
        </text:list-item>
        <text:list-item>
          <text:p text:style-name="P23"><text:span text:style-name="T10">Vamos a elaborar nuestra plantilla. Para ello podemos entontrar en internet numerosos ejemplos como </text:span><text:a xlink:type="simple" xlink:href="https://blog.educalive.com/como-hacer-analisis-dafo-personal-profesional-ejemplo-plantilla/" text:style-name="Internet_20_link" text:visited-style-name="Visited_20_Internet_20_Link"><text:span text:style-name="T10">este</text:span></text:a><text:span text:style-name="T10">. </text:span></text:p>
        </text:list-item>
        <text:list-item>
          <text:p text:style-name="P37">Por último, lo más importante.Vamos a intentar dar respuesta a los resultados del DAFO. Esto es, vamos a buscar una estrategia para corregir las debilidades, para afrontar las amenazas, para mantener o potenciar nuestras fortalezas y para aprovechar las oportunidades que hay en nuestro entorno). Para ello, elaboraremos una tabla similar a esta:</text:p>
        </text:list-item>
      </text:list>
      <text:p text:style-name="P1"/>
      <table:table table:name="DAFO" table:style-name="DAFO">
        <table:table-column table:style-name="DAFO.A"/>
        <table:table-column table:style-name="DAFO.B"/>
        <table:table-column table:style-name="DAFO.C"/>
        <table:table-column table:style-name="DAFO.D"/>
        <table:table-row table:style-name="DAFO.1">
          <table:table-cell table:style-name="DAFO.A1" office:value-type="string">
            <text:p text:style-name="P13"/>
          </table:table-cell>
          <table:table-cell table:style-name="DAFO.B1" table:number-columns-spanned="3" office:value-type="string">
            <text:p text:style-name="P20">DAFO</text:p>
          </table:table-cell>
          <table:covered-table-cell/>
          <table:covered-table-cell/>
        </table:table-row>
        <table:table-row table:style-name="DAFO.1">
          <table:table-cell table:style-name="DAFO.A1" office:value-type="string">
            <text:p text:style-name="P13"/>
          </table:table-cell>
          <table:table-cell table:style-name="DAFO.B2" office:value-type="string">
            <text:p text:style-name="P18">Factores Internos</text:p>
          </table:table-cell>
          <table:table-cell table:style-name="DAFO.B2" office:value-type="string">
            <text:p text:style-name="P18">Factores Externos</text:p>
          </table:table-cell>
          <table:table-cell table:style-name="DAFO.B2" office:value-type="string">
            <text:p text:style-name="P18">Estrategias</text:p>
          </table:table-cell>
        </table:table-row>
        <table:table-row table:style-name="DAFO.1">
          <table:table-cell table:style-name="DAFO.A3" table:number-rows-spanned="2" office:value-type="string">
            <text:p text:style-name="P21">Negativo</text:p>
          </table:table-cell>
          <table:table-cell table:style-name="DAFO.B3" office:value-type="string">
            <text:p text:style-name="P18">DEBILIDADES</text:p>
          </table:table-cell>
          <table:table-cell table:style-name="DAFO.C3" office:value-type="string">
            <text:p text:style-name="P18">AMENAZAS</text:p>
          </table:table-cell>
          <table:table-cell table:style-name="DAFO.D3" office:value-type="string">
            <text:p text:style-name="P19">¿Cómo corregimos las debilidades y afrontamos las amenazas?</text:p>
          </table:table-cell>
        </table:table-row>
        <table:table-row table:style-name="DAFO.4">
          <table:covered-table-cell table:style-name="DAFO.A3"/>
          <table:table-cell table:style-name="DAFO.B4" office:value-type="string">
            <text:p text:style-name="P42">- Carencia de contenidos adaptados al ámbito de aplicación.</text:p>
            <text:p text:style-name="P42">- Necesidad de seguir rehabilitando</text:p>
            <text:p text:style-name="P42">- Poca resistencia cognitiva</text:p>
            <text:p text:style-name="P42">- Défitit de movilidad</text:p>
          </table:table-cell>
          <table:table-cell table:style-name="DAFO.C4" office:value-type="string">
            <text:p text:style-name="P43">- <text:span text:style-name="T2">Otrxs candidatxs mejor formadxs, con más práctica y experiencia en el campo de aplicación o con algo más y mejores funciones cognitivas.</text:span></text:p>
          </table:table-cell>
          <table:table-cell table:style-name="DAFO.D4" office:value-type="string">
            <text:p text:style-name="P43">- <text:s text:c="3"/><text:span text:style-name="T3">Continuar formándose</text:span></text:p>
            <text:p text:style-name="P43">- <text:span text:style-name="T2">Entrenando cuerpo y mente para poder seguir rehabilitando mi mente.</text:span></text:p>
          </table:table-cell>
        </table:table-row>
        <table:table-row table:style-name="DAFO.1">
          <table:table-cell table:style-name="DAFO.A5" table:number-rows-spanned="2" office:value-type="string">
            <text:p text:style-name="P21">Positivo</text:p>
          </table:table-cell>
          <table:table-cell table:style-name="DAFO.B5" office:value-type="string">
            <text:p text:style-name="P45">FORTALEZAS</text:p>
          </table:table-cell>
          <table:table-cell table:style-name="DAFO.C5" office:value-type="string">
            <text:p text:style-name="P45">OPORTUNIDADES</text:p>
          </table:table-cell>
          <table:table-cell table:style-name="DAFO.D5" office:value-type="string">
            <text:p text:style-name="P46">¿Cómo potenciamos las fortalezas y explotamos las oportunidades?</text:p>
          </table:table-cell>
        </table:table-row>
        <table:table-row table:style-name="DAFO.6">
          <table:covered-table-cell table:style-name="DAFO.A6"/>
          <table:table-cell table:style-name="DAFO.B6" office:value-type="string">
            <text:p text:style-name="P44">- <text:span text:style-name="T4">Facilidad para Aprender y para adaptarse a cualquier cambio.</text:span></text:p>
            <text:p text:style-name="P44">- <text:span text:style-name="T4">Resiliencia y mente creativa, analítica y resolutiva.</text:span></text:p>
            <text:p text:style-name="P44">- <text:span text:style-name="T4">Buena expresividad y habilidades de comunicación</text:span></text:p>
          </table:table-cell>
          <table:table-cell table:style-name="DAFO.C6" office:value-type="string">
            <text:p text:style-name="P44">- <text:span text:style-name="T5">Nuevas y creciente ofertas de trabajo en modalidad de teletrabajo y/o en remoto.</text:span></text:p>
            <text:p text:style-name="P44">- <text:span text:style-name="T5">Nueva cultura corporativa, bastante más inclusiva, diversa y respetuosa.</text:span></text:p>
            <text:p text:style-name="P44">- <text:span text:style-name="T5">Buena valoración acerca del valor diferencial aportado.</text:span></text:p>
          </table:table-cell>
          <table:table-cell table:style-name="DAFO.D6" office:value-type="string">
            <text:p text:style-name="P44">- <text:span text:style-name="T5">Seguimos aprendiendo y formándonos.</text:span></text:p>
            <text:p text:style-name="P44">- <text:span text:style-name="T5">Seguimos sobrepasando ‘obstáculos’.</text:span></text:p>
            <text:p text:style-name="P44">- <text:span text:style-name="T5">Seguimos buscando y encontrando nuevas y mejores formas de continuar mejorando.</text:span></text:p>
          </table:table-cell>
        </table:table-row>
      </table:table>
      <text:p text:style-name="P27"><text:soft-page-break/><text:span text:style-name="T1">Actividad 2</text:span>. (2 puntos) En este caso vamos a analizar qué alternativas de formación se te ofrecen. Busca en Internet, en la Web de la Consejería de Educación, qué estudios puedes cursar tras finalizar tu ciclo de Técnico Superior en Desarrollo de Aplicaciones Multiplataforma. Contempla todas las alternativas posibles (ciclos formativos, estudios universitarios y/o formación profesional para el empleo -cursos específicos-). A continuación, vamos a hacer una clasificación de mayor a menor en función de los estudios que más te gustaría cusar.</text:p>
      <text:p text:style-name="P1"/>
      <table:table table:name="Estudios" table:style-name="Estudios">
        <table:table-column table:style-name="Estudios.A"/>
        <table:table-column table:style-name="Estudios.B"/>
        <table:table-row table:style-name="Estudios.1">
          <table:table-cell table:style-name="Estudios.A1" office:value-type="string">
            <text:p text:style-name="P16">Estudios</text:p>
          </table:table-cell>
          <table:table-cell table:style-name="Estudios.A1" office:value-type="string">
            <text:p text:style-name="P17">Orden de prioridad</text:p>
          </table:table-cell>
        </table:table-row>
        <table:table-row table:style-name="Estudios.2">
          <table:table-cell table:style-name="Estudios.A2" office:value-type="string">
            <text:p text:style-name="P5">Ciclos de la familia de Informática</text:p>
          </table:table-cell>
          <table:table-cell table:style-name="Estudios.B2" office:value-type="string">
            <text:p text:style-name="P2"/>
          </table:table-cell>
        </table:table-row>
        <table:table-row table:style-name="Estudios.3">
          <table:table-cell table:style-name="Estudios.A3" office:value-type="string">
            <text:p text:style-name="P7">T.S. en Desarrollo de Aplicaciones Web</text:p>
          </table:table-cell>
          <table:table-cell table:style-name="Estudios.B3" office:value-type="string">
            <text:p text:style-name="P14">6</text:p>
          </table:table-cell>
        </table:table-row>
        <table:table-row table:style-name="Estudios.4">
          <table:table-cell table:style-name="Estudios.A4" office:value-type="string">
            <text:p text:style-name="P7">T.S. en Administración de Sistemas Informáticos en Red</text:p>
          </table:table-cell>
          <table:table-cell table:style-name="Estudios.B4" office:value-type="string">
            <text:p text:style-name="P14">6</text:p>
          </table:table-cell>
        </table:table-row>
        <table:table-row table:style-name="Estudios.5">
          <table:table-cell table:style-name="Estudios.A3" office:value-type="string">
            <text:p text:style-name="P3"/>
          </table:table-cell>
          <table:table-cell table:style-name="Estudios.B5" office:value-type="string">
            <text:p text:style-name="P15"/>
          </table:table-cell>
        </table:table-row>
        <table:table-row table:style-name="Estudios.6">
          <table:table-cell table:style-name="Estudios.A4" office:value-type="string">
            <text:p text:style-name="P4">Ciclos de la familia de Administración</text:p>
          </table:table-cell>
          <table:table-cell table:style-name="Estudios.B6" office:value-type="string">
            <text:p text:style-name="P15"/>
          </table:table-cell>
        </table:table-row>
        <table:table-row>
          <table:table-cell table:style-name="Estudios.A3" office:value-type="string">
            <text:p text:style-name="P7">T.S. en Administración y Finanzas</text:p>
          </table:table-cell>
          <table:table-cell table:style-name="Estudios.B7" office:value-type="string">
            <text:p text:style-name="P14">1</text:p>
          </table:table-cell>
        </table:table-row>
        <table:table-row table:style-name="Estudios.8">
          <table:table-cell table:style-name="Estudios.A4" office:value-type="string">
            <text:p text:style-name="P4"/>
          </table:table-cell>
          <table:table-cell table:style-name="Estudios.B8" office:value-type="string">
            <text:p text:style-name="P15"/>
          </table:table-cell>
        </table:table-row>
        <table:table-row table:style-name="Estudios.9">
          <table:table-cell table:style-name="Estudios.A3" office:value-type="string">
            <text:p text:style-name="P7"/>
          </table:table-cell>
          <table:table-cell table:style-name="Estudios.B9" office:value-type="string">
            <text:p text:style-name="P15"/>
          </table:table-cell>
        </table:table-row>
        <table:table-row table:style-name="Estudios.10">
          <table:table-cell table:style-name="Estudios.A4" office:value-type="string">
            <text:p text:style-name="P3"/>
          </table:table-cell>
          <table:table-cell table:style-name="Estudios.B10" office:value-type="string">
            <text:p text:style-name="P15"/>
          </table:table-cell>
        </table:table-row>
        <table:table-row table:style-name="Estudios.11">
          <table:table-cell table:style-name="Estudios.A3" office:value-type="string">
            <text:p text:style-name="P3"/>
          </table:table-cell>
          <table:table-cell table:style-name="Estudios.B11" office:value-type="string">
            <text:p text:style-name="P15"/>
          </table:table-cell>
        </table:table-row>
        <table:table-row table:style-name="Estudios.12">
          <table:table-cell table:style-name="Estudios.A4" office:value-type="string">
            <text:p text:style-name="P4">Estudios Universitarios</text:p>
          </table:table-cell>
          <table:table-cell table:style-name="Estudios.B12" office:value-type="string">
            <text:p text:style-name="P15"/>
          </table:table-cell>
        </table:table-row>
        <table:table-row table:style-name="Estudios.13">
          <table:table-cell table:style-name="Estudios.A3" office:value-type="string">
            <text:p text:style-name="P8">Ingeniería Informática</text:p>
          </table:table-cell>
          <table:table-cell table:style-name="Estudios.B13" office:value-type="string">
            <text:p text:style-name="P14">2</text:p>
          </table:table-cell>
        </table:table-row>
        <table:table-row table:style-name="Estudios.14">
          <table:table-cell table:style-name="Estudios.A4" office:value-type="string">
            <text:p text:style-name="P8">Grado en Multimedia</text:p>
          </table:table-cell>
          <table:table-cell table:style-name="Estudios.B14" office:value-type="string">
            <text:p text:style-name="P14">8</text:p>
          </table:table-cell>
        </table:table-row>
        <table:table-row table:style-name="Estudios.15">
          <table:table-cell table:style-name="Estudios.A3" office:value-type="string">
            <text:p text:style-name="P8">Grado en Comunicación Audiovisual</text:p>
          </table:table-cell>
          <table:table-cell table:style-name="Estudios.B15" office:value-type="string">
            <text:p text:style-name="P14">11</text:p>
          </table:table-cell>
        </table:table-row>
        <table:table-row table:style-name="Estudios.16">
          <table:table-cell table:style-name="Estudios.A4" office:value-type="string">
            <text:p text:style-name="P8">Grado en Psicología</text:p>
          </table:table-cell>
          <table:table-cell table:style-name="Estudios.B16" office:value-type="string">
            <text:p text:style-name="P14">7</text:p>
          </table:table-cell>
        </table:table-row>
        <table:table-row table:style-name="Estudios.17">
          <table:table-cell table:style-name="Estudios.A3" office:value-type="string">
            <text:p text:style-name="P8">Grado en Terapia Ocupacional</text:p>
          </table:table-cell>
          <table:table-cell table:style-name="Estudios.B17" office:value-type="string">
            <text:p text:style-name="P14">10</text:p>
          </table:table-cell>
        </table:table-row>
        <table:table-row table:style-name="Estudios.18">
          <table:table-cell table:style-name="Estudios.A4" office:value-type="string">
            <text:p text:style-name="P3"/>
          </table:table-cell>
          <table:table-cell table:style-name="Estudios.B18" office:value-type="string">
            <text:p text:style-name="P15"/>
          </table:table-cell>
        </table:table-row>
        <table:table-row table:style-name="Estudios.19">
          <table:table-cell table:style-name="Estudios.A3" office:value-type="string">
            <text:p text:style-name="P6">Cursos</text:p>
          </table:table-cell>
          <table:table-cell table:style-name="Estudios.B19" office:value-type="string">
            <text:p text:style-name="P15"/>
          </table:table-cell>
        </table:table-row>
        <table:table-row table:style-name="Estudios.20">
          <table:table-cell table:style-name="Estudios.A4" office:value-type="string">
            <text:p text:style-name="P9">Certificado Profesional ‘Full Stack Developer’ (IBM)</text:p>
          </table:table-cell>
          <table:table-cell table:style-name="Estudios.B20" office:value-type="string">
            <text:p text:style-name="P14">2</text:p>
          </table:table-cell>
        </table:table-row>
        <table:table-row table:style-name="Estudios.21">
          <table:table-cell table:style-name="Estudios.A3" office:value-type="string">
            <text:p text:style-name="P10">Certificado Profesional ‘DevOps, Cloud, and Agile Foundations’ (IBM)</text:p>
          </table:table-cell>
          <table:table-cell table:style-name="Estudios.B21" office:value-type="string">
            <text:p text:style-name="P14">3</text:p>
          </table:table-cell>
        </table:table-row>
        <table:table-row table:style-name="Estudios.22">
          <table:table-cell table:style-name="Estudios.A4" office:value-type="string">
            <text:p text:style-name="P11">Certificado Profesional ‘Data Analyst’ (IBM)</text:p>
          </table:table-cell>
          <table:table-cell table:style-name="Estudios.B22" office:value-type="string">
            <text:p text:style-name="P14">4</text:p>
          </table:table-cell>
        </table:table-row>
        <table:table-row table:style-name="Estudios.23">
          <table:table-cell table:style-name="Estudios.A3" office:value-type="string">
            <text:p text:style-name="P12">Certificado Profesional ‘IBM Data Science</text:p>
          </table:table-cell>
          <table:table-cell table:style-name="Estudios.B23" office:value-type="string">
            <text:p text:style-name="P14">5</text:p>
          </table:table-cell>
        </table:table-row>
        <table:table-row table:style-name="Estudios.24">
          <table:table-cell table:style-name="Estudios.A4" office:value-type="string">
            <text:p text:style-name="P3"><text:span text:style-name="T7">C.P. </text:span>Cloud and Application Development Foundations <text:span text:style-name="T6">(IBM)</text:span></text:p>
          </table:table-cell>
          <table:table-cell table:style-name="Estudios.B24" office:value-type="string">
            <text:p text:style-name="P14">9</text:p>
          </table:table-cell>
        </table:table-row>
        <table:table-row table:style-name="Estudios.25">
          <table:table-cell table:style-name="Estudios.A3" office:value-type="string">
            <text:p text:style-name="P3"/>
          </table:table-cell>
          <table:table-cell table:style-name="Estudios.B25" office:value-type="string">
            <text:p text:style-name="P15"/>
          </table:table-cell>
        </table:table-row>
        <table:table-row>
          <table:table-cell table:style-name="Estudios.A26" office:value-type="string">
            <text:p text:style-name="P3"/>
          </table:table-cell>
          <table:table-cell table:style-name="Estudios.B26" office:value-type="string">
            <text:p text:style-name="P15"/>
          </table:table-cell>
        </table:table-row>
      </table:table>
      <text:p text:style-name="P1"/>
      <text:p text:style-name="P1"/>
      <text:p text:style-name="P25"/>
      <text:p text:style-name="P25"/>
      <text:p text:style-name="P25"/>
      <text:p text:style-name="P1"/>
      <text:p text:style-name="P1"/>
      <text:p text:style-name="P1"/>
      <text:p text:style-name="P1"/>
      <text:p text:style-name="P1"/>
      <text:p text:style-name="P1"/>
      <text:p text:style-name="P1"/>
      <text:p text:style-name="P1"/>
      <text:p text:style-name="P1"/>
      <text:p text:style-name="P1"/>
      <text:p text:style-name="P28"><text:soft-page-break/><text:span text:style-name="T1">Actividad 3.</text:span> (4 puntos)</text:p>
      <text:p text:style-name="P29"/>
      <text:p text:style-name="P29">Localiza en buscadores de empleo de Internet o publicaciones gráficas 5 ofertas de trabajo para Técnico Superior en Desarrollo de Aplicaciones Multiplataforma en el sector privado. Son válidas las ofertas de cualquier lugar de España siempre que tengan vigencia temporal. Te proponemos los siguientes buscadores de empleo para empezar la búsqueda, aunque no son los únicos (LinkedIn, tecnoempleo, ticjobb.es, etc):</text:p>
      <text:p text:style-name="P29"/>
      <text:p text:style-name="P29"><text:a xlink:type="simple" xlink:href="http://www.infojobs.net/" text:style-name="Internet_20_link" text:visited-style-name="Visited_20_Internet_20_Link">Infojobs.net</text:a></text:p>
      <text:p text:style-name="P29"/>
      <text:p text:style-name="P29"><text:a xlink:type="simple" xlink:href="http://www.monster.es/" text:style-name="Internet_20_link" text:visited-style-name="Visited_20_Internet_20_Link">Monster.com</text:a></text:p>
      <text:p text:style-name="P29"/>
      <text:p text:style-name="P29">Realiza un breve análisis de las ofertas encontradas.</text:p>
      <text:p text:style-name="P29"/>
      <text:p text:style-name="P40"><text:a xlink:type="simple" xlink:href="https://www.linkedin.com/jobs/search/?currentJobId=3743462106&amp;f_WT=2&amp;geoId=105646813&amp;keywords=Aplicaciones%20Multiplataforma&amp;location=España&amp;origin=JOB_SEARCH_PAGE_JOB_FILTER&amp;refresh=true" text:style-name="Internet_20_link" text:visited-style-name="Visited_20_Internet_20_Link">Búsqueda Linkedin</text:a> <text:s text:c="2"/><text:a xlink:type="simple" xlink:href="https://www.infojobs.net/valencia/programador-multiplataforma/of-i42564666b3451f8f67f5b7a4ba05cf?applicationOrigin=search-new&amp;page=1&amp;sortBy=RELEVANCE" text:style-name="Internet_20_link" text:visited-style-name="Visited_20_Internet_20_Link">Oferta más enfocada hacia DAM (Infojobs)</text:a> </text:p>
      <text:p text:style-name="P1"/>
      <text:list text:style-name="L2">
        <text:list-item>
          <text:p text:style-name="P24">Tipo de contrato ofrecido: cuántos indefinidos, cuántos temporales.</text:p>
        </text:list-item>
      </text:list>
      <text:p text:style-name="P31"><text:span text:style-name="T12">Habiendo sopesado multiples vacantes y ofertas, centrándose en los portales de busqueda de empleo de Linkedin e Infojobs, todas las ofertas que hecen referencia sobre el tipo de contrato que he visto, suelen escoger y presentar contratos indefinidos.</text:span></text:p>
      <text:list text:continue-numbering="true" text:style-name="L2">
        <text:list-item>
          <text:p text:style-name="P24">Salario ofrecido neto al mes.</text:p>
        </text:list-item>
      </text:list>
      <text:p text:style-name="P30"><text:span text:style-name="T11">En estos dos portales y focalizándose en nuestro ámbito de aplicación, las empresas tecnológicas y de desarrollo de software, no suele aparecer el rango salarial en sus ofertas, ya que este nos será presentado normalmente durante la(s) entrevista(s). A su vez, dentro del equipo de desarrollo suelen existir diferentes niveles de retribución, según la experiencia aportada y el nivel de desenvoltura y desarrollo manifestado por cada miembro del equipo.</text:span></text:p>
      <text:list text:continue-numbering="true" text:style-name="L2">
        <text:list-item>
          <text:p text:style-name="P24">Jornada de trabajo diaria: con jornada completa de 8 horas al día, a tiempo parcial de menos de 8 horas al día.</text:p>
        </text:list-item>
      </text:list>
      <text:p text:style-name="P30"><text:span text:style-name="T11">Normalmente, suele tratarse de puestos de trabajo con jornada completa, aunque cada vez más se suele encontrar también la opción de teletrabajar en remoto, así que se trata de organizaciones que suelen facilitar la conciliación por parte de lxs trabajadorxs.</text:span></text:p>
      <text:list text:continue-numbering="true" text:style-name="L2">
        <text:list-item>
          <text:p text:style-name="P24">Tipo de puesto de trabajo: indicando la categoría profesional y el departamento, sección o área de trabajo en la que se ubica.</text:p>
        </text:list-item>
      </text:list>
      <text:p text:style-name="P41">El departamento siempre suele ser el de desarrollo de software y la categoria profesional a la que nosotrxs podríamos aspirar y a la que nos centraremos en consecuencia, consiste en “desarrollador junior” <text:span text:style-name="T9">+ frontend / backend </text:span><text:span text:style-name="T8">+ el lenguaje en el que busquen personal especializado, en cada caso.</text:span></text:p>
      <text:list text:continue-numbering="true" text:style-name="L2">
        <text:list-item>
          <text:p text:style-name="P24">Experiencia y otros requisitos: cuántos años de experiencia, nivel de idiomas, otros.</text:p>
        </text:list-item>
      </text:list>
      <text:p text:style-name="P32"><text:span text:style-name="T13">La experiencia requerida suele estar entre 1 y 3 años, aunque esta suele focalizarse sobre el uso de cierto o ciertos lenguajes. El nivel de idiomas suele ser un B2 en Inglés y este suele ser un requisito opcional normalmente. La mayoría de requisitos suelen resultar de índole técnica y suelen representar los lenguajes de programación con los que se tendrá que trabajar en caso de que se nos seleccionara para cubrir dicha vacante.</text:span></text:p>
      <text:list text:continue-numbering="true" text:style-name="L2">
        <text:list-item>
          <text:p text:style-name="P24">El alumno o alumna enviará las ofertas encontradas, copiando su texto, especificando la fuente y numerándolas y completará la siguiente tabla de análisis de las ofertas localizadas.</text:p>
        </text:list-item>
      </text:list>
      <text:p text:style-name="P1"/>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1.3cm" fo:margin-right="0cm" fo:text-align="justify" style:justify-single-word="false" fo:text-indent="0cm" style:auto-text-indent="false" fo:background-color="transparent"/>
      <style:text-properties style:font-name="Arial" fo:font-family="Arial" style:font-family-generic="swiss" style:font-pitch="variable" officeooo:rsid="003eb51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231cm" fo:margin-left="2cm" fo:margin-right="1.08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9:16:24.291798449</meta:creation-date>
    <dc:date>2023-10-21T12:29:07.074589437</dc:date>
    <meta:editing-duration>PT5H18M22S</meta:editing-duration>
    <meta:editing-cycles>68</meta:editing-cycles>
    <meta:generator>LibreOffice/7.5.7.1$Linux_X86_64 LibreOffice_project/50$Build-1</meta:generator>
    <meta:document-statistic meta:table-count="2" meta:image-count="0" meta:object-count="0" meta:page-count="3" meta:paragraph-count="85" meta:word-count="1103" meta:character-count="7146" meta:non-whitespace-character-count="6131"/>
  </office:meta>
</office:document-meta>
</file>